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c6f" officeooo:paragraph-rsid="0011cc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 _cluster/health</text:p>
      <text:p text:style-name="P1">POST clusterdb1/employee/1</text:p>
      <text:p text:style-name="P1">{</text:p>
      <text:p text:style-name="P1"><text:s text:c="4"/>"name":"ABC",</text:p>
      <text:p text:style-name="P1"><text:s text:c="4"/>"age":23,</text:p>
      <text:p text:style-name="P1"><text:s text:c="4"/>"salary":50000.00</text:p>
      <text:p text:style-name="P1"/>
      <text:p text:style-name="P1">}</text:p>
      <text:p text:style-name="P1">GET demo1/employee/_search</text:p>
      <text:p text:style-name="P1">POST demo/employee/1</text:p>
      <text:p text:style-name="P1">{</text:p>
      <text:p text:style-name="P1"><text:s text:c="4"/>"name":"ABCD",</text:p>
      <text:p text:style-name="P1"><text:s text:c="4"/>"age":23,</text:p>
      <text:p text:style-name="P1"><text:s text:c="4"/>"salary":50000.00</text:p>
      <text:p text:style-name="P1"><text:s text:c="4"/></text:p>
      <text:p text:style-name="P1">}</text:p>
      <text:p text:style-name="P1"/>
      <text:p text:style-name="P1">GET demo1/employee/_search?q [age&gt;25]</text:p>
      <text:p text:style-name="P1">GET demo/employee/_search?q=HR</text:p>
      <text:p text:style-name="P1">GET demo/employee/1/_search</text:p>
      <text:p text:style-name="P1">POST demo/employee/2/_update</text:p>
      <text:p text:style-name="P1">{</text:p>
      <text:p text:style-name="P1"><text:s text:c="3"/>"doc":{</text:p>
      <text:p text:style-name="P1"><text:s text:c="7"/>"salary" : 30000.00 <text:s/></text:p>
      <text:p text:style-name="P1"><text:s text:c="3"/>}</text:p>
      <text:p text:style-name="P1"><text:s text:c="3"/></text:p>
      <text:p text:style-name="P1">}</text:p>
      <text:p text:style-name="P1">DELETE demo/employee/2</text:p>
      <text:p text:style-name="P1"/>
      <text:p text:style-name="P1">GET /_search</text:p>
      <text:p text:style-name="P1">GET demo/employee/_search?q department :HR</text:p>
      <text:p text:style-name="P1"/>
      <text:p text:style-name="P1">POST demo/employee/1</text:p>
      <text:p text:style-name="P1">{</text:p>
      <text:p text:style-name="P1"><text:s text:c="4"/>"name":"anchal jain ",</text:p>
      <text:p text:style-name="P1"><text:s text:c="4"/>"age": 23 ,</text:p>
      <text:p text:style-name="P1"><text:s text:c="4"/>"department" : "mean <text:s/>",</text:p>
      <text:p text:style-name="P1"><text:s text:c="4"/>"salary": 5000000.00</text:p>
      <text:p text:style-name="P1"><text:s text:c="4"/></text:p>
      <text:p text:style-name="P1">}</text:p>
      <text:p text:style-name="P1">POST demo/employee/2</text:p>
      <text:p text:style-name="P1">{</text:p>
      <text:p text:style-name="P1"><text:s text:c="4"/>"name":"puja ",</text:p>
      <text:p text:style-name="P1"><text:s text:c="4"/>"age": 23 ,</text:p>
      <text:p text:style-name="P1"><text:s text:c="4"/>"department" : "mean <text:s/>",</text:p>
      <text:p text:style-name="P1"><text:s text:c="4"/>"salary": 5000000.00</text:p>
      <text:p text:style-name="P1"><text:s text:c="4"/></text:p>
      <text:p text:style-name="P1">}</text:p>
      <text:p text:style-name="P1"/>
      <text:p text:style-name="P1">POST demo/employee/3</text:p>
      <text:p text:style-name="P1">{</text:p>
      <text:p text:style-name="P1"><text:s text:c="4"/>"name":" kiran <text:s/>jain",</text:p>
      <text:p text:style-name="P1"><text:soft-page-break/><text:s text:c="4"/>"age": 25 ,</text:p>
      <text:p text:style-name="P1"><text:s text:c="4"/>"department" : " HR",</text:p>
      <text:p text:style-name="P1"><text:s text:c="4"/>"salary": 5000000.00</text:p>
      <text:p text:style-name="P1">}</text:p>
      <text:p text:style-name="P1">GET demo1/_mapping</text:p>
      <text:p text:style-name="P1">DELETE demo1</text:p>
      <text:p text:style-name="P1">POST demo</text:p>
      <text:p text:style-name="P1">{</text:p>
      <text:p text:style-name="P1"><text:s text:c="6"/>"mappings": {</text:p>
      <text:p text:style-name="P1"><text:s text:c="9"/>"employee": {</text:p>
      <text:p text:style-name="P1"><text:s text:c="12"/>"properties": {</text:p>
      <text:p text:style-name="P1"><text:s text:c="15"/>"age": {</text:p>
      <text:p text:style-name="P1"><text:s text:c="18"/>"type": "long"</text:p>
      <text:p text:style-name="P1"><text:s text:c="17"/></text:p>
      <text:p text:style-name="P1"><text:s text:c="15"/>},</text:p>
      <text:p text:style-name="P1"><text:s text:c="15"/>"department": {</text:p>
      <text:p text:style-name="P1"><text:s text:c="18"/>"type": "string",</text:p>
      <text:p text:style-name="P1"><text:s text:c="19"/>"index": "not_analyzed"</text:p>
      <text:p text:style-name="P1"><text:s text:c="15"/>},</text:p>
      <text:p text:style-name="P1"><text:s text:c="15"/>"name": {</text:p>
      <text:p text:style-name="P1"><text:s text:c="18"/>"type": "string"</text:p>
      <text:p text:style-name="P1"><text:s text:c="15"/>},</text:p>
      <text:p text:style-name="P1"><text:s text:c="15"/>"salary": {</text:p>
      <text:p text:style-name="P1"><text:s text:c="18"/>"type": "double"</text:p>
      <text:p text:style-name="P1"><text:s text:c="15"/>}</text:p>
      <text:p text:style-name="P1"><text:s text:c="12"/>}</text:p>
      <text:p text:style-name="P1"><text:s text:c="9"/>}</text:p>
      <text:p text:style-name="P1"><text:s text:c="6"/>}</text:p>
      <text:p text:style-name="P1">}</text:p>
      <text:p text:style-name="P1"/>
      <text:p text:style-name="P1">GET demo/_analyze</text:p>
      <text:p text:style-name="P1">{</text:p>
      <text:p text:style-name="P1"><text:s text:c="4"/>"text":"alEx.JohnSon@yahoo.com" <text:s text:c="3"/>,</text:p>
      <text:p text:style-name="P1"><text:s text:c="4"/>"index": "not_analyzed"</text:p>
      <text:p text:style-name="P1">}</text:p>
      <text:p text:style-name="P1">GET demo1/employee/_search</text:p>
      <text:p text:style-name="P1">{</text:p>
      <text:p text:style-name="P1"><text:s text:c="4"/>"query":{</text:p>
      <text:p text:style-name="P1"><text:s text:c="8"/>"match": {</text:p>
      <text:p text:style-name="P1"><text:s text:c="7"/>"name":"Williard"</text:p>
      <text:p text:style-name="P1"><text:s text:c="8"/>}</text:p>
      <text:p text:style-name="P1"><text:s text:c="7"/></text:p>
      <text:p text:style-name="P1"><text:s text:c="4"/>}</text:p>
      <text:p text:style-name="P1"><text:s text:c="4"/>}</text:p>
      <text:p text:style-name="P1">GET demo1/employee/_search</text:p>
      <text:p text:style-name="P1">{</text:p>
      <text:p text:style-name="P1"><text:s text:c="4"/>"query":{</text:p>
      <text:p text:style-name="P1"><text:s text:c="8"/>"term": {</text:p>
      <text:p text:style-name="P1"><text:s text:c="7"/>"name.raw":"Williard Demo"</text:p>
      <text:p text:style-name="P1"><text:s text:c="8"/>}</text:p>
      <text:p text:style-name="P1"><text:s text:c="7"/></text:p>
      <text:p text:style-name="P1"><text:s text:c="4"/>}</text:p>
      <text:p text:style-name="P1"><text:soft-page-break/><text:s text:c="4"/>}</text:p>
      <text:p text:style-name="P1">POST demo1</text:p>
      <text:p text:style-name="P1">{</text:p>
      <text:p text:style-name="P1"><text:s/>"mappings": {</text:p>
      <text:p text:style-name="P1"><text:s text:c="4"/>"employee": {</text:p>
      <text:p text:style-name="P1"><text:s text:c="7"/>"properties": {</text:p>
      <text:p text:style-name="P1"><text:s text:c="10"/>"name": {</text:p>
      <text:p text:style-name="P1"><text:s text:c="13"/>"type": "string",</text:p>
      <text:p text:style-name="P1"><text:s text:c="13"/>"fields": {</text:p>
      <text:p text:style-name="P1"><text:s text:c="16"/>"raw": {</text:p>
      <text:p text:style-name="P1"><text:s text:c="19"/>"type": "string",</text:p>
      <text:p text:style-name="P1"><text:s text:c="19"/>"index": "not_analyzed"</text:p>
      <text:p text:style-name="P1"><text:s text:c="16"/>}</text:p>
      <text:p text:style-name="P1"><text:s text:c="13"/>}</text:p>
      <text:p text:style-name="P1"><text:s text:c="10"/>},</text:p>
      <text:p text:style-name="P1"><text:s text:c="10"/>"id": {</text:p>
      <text:p text:style-name="P1"><text:s text:c="13"/>"type": "string",</text:p>
      <text:p text:style-name="P1"><text:s text:c="13"/>"index": "not_analyzed"</text:p>
      <text:p text:style-name="P1"><text:s text:c="10"/>},</text:p>
      <text:p text:style-name="P1"><text:s text:c="10"/>"department": {</text:p>
      <text:p text:style-name="P1"><text:s text:c="13"/>"type": "string",</text:p>
      <text:p text:style-name="P1"><text:s text:c="13"/>"index": "analyzed"</text:p>
      <text:p text:style-name="P1"><text:s text:c="10"/>},</text:p>
      <text:p text:style-name="P1"><text:s text:c="10"/>"age": {</text:p>
      <text:p text:style-name="P1"><text:s text:c="13"/>"type": "integer"</text:p>
      <text:p text:style-name="P1"><text:s text:c="10"/>},</text:p>
      <text:p text:style-name="P1"><text:s text:c="10"/>"salary": {</text:p>
      <text:p text:style-name="P1"><text:s text:c="13"/>"type": "float"</text:p>
      <text:p text:style-name="P1"><text:s text:c="10"/>},</text:p>
      <text:p text:style-name="P1"><text:s text:c="10"/>"projects": {</text:p>
      <text:p text:style-name="P1"><text:s text:c="13"/>"type": "object",</text:p>
      <text:p text:style-name="P1"><text:s text:c="13"/>"properties": {</text:p>
      <text:p text:style-name="P1"><text:s text:c="16"/>"no_employee": {</text:p>
      <text:p text:style-name="P1"><text:s text:c="19"/>"type": "long"</text:p>
      <text:p text:style-name="P1"><text:s text:c="16"/>},</text:p>
      <text:p text:style-name="P1"><text:s text:c="16"/>"project_name": {</text:p>
      <text:p text:style-name="P1"><text:s text:c="19"/>"type": "string"</text:p>
      <text:p text:style-name="P1"><text:s text:c="16"/>}</text:p>
      <text:p text:style-name="P1"><text:s text:c="13"/>}</text:p>
      <text:p text:style-name="P1"><text:s text:c="10"/>}</text:p>
      <text:p text:style-name="P1"><text:s text:c="7"/>}</text:p>
      <text:p text:style-name="P1"><text:s text:c="4"/>}</text:p>
      <text:p text:style-name="P1"><text:s/>}</text:p>
      <text:p text:style-name="P1">}</text:p>
      <text:p text:style-name="P1">POST demo1/employee/123</text:p>
      <text:p text:style-name="P1">{</text:p>
      <text:p text:style-name="P1"><text:s text:c="4"/>"name":"Williard Demo",</text:p>
      <text:p text:style-name="P1"><text:s text:c="4"/>"city":"Delhi"</text:p>
      <text:p text:style-name="P1">}</text:p>
      <text:p text:style-name="P1"/>
      <text:p text:style-name="P1"><text:s text:c="4"/>}</text:p>
      <text:p text:style-name="P1">GET demo1/employee/_search</text:p>
      <text:p text:style-name="P1"><text:soft-page-break/>{</text:p>
      <text:p text:style-name="P1"><text:s text:c="4"/>"query":{</text:p>
      <text:p text:style-name="P1"><text:s text:c="8"/>"range": {</text:p>
      <text:p text:style-name="P1"><text:s text:c="7"/>"age":{"gte":25 ,</text:p>
      <text:p text:style-name="P1"><text:s text:c="7"/>"lte":60</text:p>
      <text:p text:style-name="P1"><text:s text:c="7"/></text:p>
      <text:p text:style-name="P1"><text:s text:c="7"/>}</text:p>
      <text:p text:style-name="P1"><text:s text:c="8"/>}</text:p>
      <text:p text:style-name="P1"><text:s text:c="7"/></text:p>
      <text:p text:style-name="P1"><text:s text:c="4"/>}</text:p>
      <text:p text:style-name="P1"><text:s text:c="4"/></text:p>
      <text:p text:style-name="P1">}</text:p>
      <text:p text:style-name="P1"/>
      <text:p text:style-name="P1">GET demo1/employee/_search</text:p>
      <text:p text:style-name="P1">{</text:p>
      <text:p text:style-name="P1"><text:s text:c="4"/>"query":{</text:p>
      <text:p text:style-name="P1"><text:s text:c="8"/>"missing": {</text:p>
      <text:p text:style-name="P1"><text:s text:c="5"/>"field":"city"</text:p>
      <text:p text:style-name="P1"><text:s text:c="8"/>}</text:p>
      <text:p text:style-name="P1"><text:s text:c="7"/></text:p>
      <text:p text:style-name="P1"><text:s text:c="4"/>}</text:p>
      <text:p text:style-name="P1"><text:s text:c="4"/></text:p>
      <text:p text:style-name="P1">}</text:p>
      <text:p text:style-name="P1">GET demo1/employee/_search</text:p>
      <text:p text:style-name="P1">{</text:p>
      <text:p text:style-name="P1"><text:s text:c="4"/>"query":{</text:p>
      <text:p text:style-name="P1"><text:s text:c="8"/>"exists": {</text:p>
      <text:p text:style-name="P1"><text:s text:c="5"/>"field":"city"</text:p>
      <text:p text:style-name="P1"><text:s text:c="8"/>}</text:p>
      <text:p text:style-name="P1"><text:s text:c="7"/></text:p>
      <text:p text:style-name="P1"><text:s text:c="4"/>}</text:p>
      <text:p text:style-name="P1"><text:s text:c="4"/></text:p>
      <text:p text:style-name="P1">}</text:p>
      <text:p text:style-name="P1">GET demo1/employee/_search</text:p>
      <text:p text:style-name="P1">{</text:p>
      <text:p text:style-name="P1"><text:s text:c="4"/>"query":{</text:p>
      <text:p text:style-name="P1"><text:s text:c="8"/>"wildcard": {</text:p>
      <text:p text:style-name="P1"><text:s text:c="5"/>"name":"al*"</text:p>
      <text:p text:style-name="P1"><text:s text:c="8"/>}</text:p>
      <text:p text:style-name="P1"><text:s text:c="7"/></text:p>
      <text:p text:style-name="P1"><text:s text:c="4"/>} <text:s text:c="2"/></text:p>
      <text:p text:style-name="P1">}</text:p>
      <text:p text:style-name="P1">GET demo1/employee/_search</text:p>
      <text:p text:style-name="P1">{</text:p>
      <text:p text:style-name="P1"><text:s text:c="4"/>"sort": [</text:p>
      <text:p text:style-name="P1"><text:s text:c="7"/>{</text:p>
      <text:p text:style-name="P1"><text:s text:c="10"/>"salary": {</text:p>
      <text:p text:style-name="P1"><text:s text:c="13"/>"order": "desc"</text:p>
      <text:p text:style-name="P1"><text:s text:c="10"/>}</text:p>
      <text:p text:style-name="P1"><text:s text:c="7"/>}</text:p>
      <text:p text:style-name="P1"><text:s text:c="4"/>], </text:p>
      <text:p text:style-name="P1"><text:s text:c="3"/>"query": {</text:p>
      <text:p text:style-name="P1"><text:soft-page-break/><text:s text:c="6"/>"bool": {</text:p>
      <text:p text:style-name="P1"><text:s text:c="9"/>"must": [</text:p>
      <text:p text:style-name="P1"><text:s text:c="12"/>{</text:p>
      <text:p text:style-name="P1"><text:s text:c="14"/>"match": {</text:p>
      <text:p text:style-name="P1"><text:s text:c="17"/>"gender": "female"</text:p>
      <text:p text:style-name="P1"><text:s text:c="14"/>}</text:p>
      <text:p text:style-name="P1"><text:s text:c="12"/>},</text:p>
      <text:p text:style-name="P1"><text:s text:c="12"/>{</text:p>
      <text:p text:style-name="P1"><text:s text:c="15"/>"range": {</text:p>
      <text:p text:style-name="P1"><text:s text:c="18"/>"salary": {</text:p>
      <text:p text:style-name="P1"><text:s text:c="21"/>"gte": 500</text:p>
      <text:p text:style-name="P1"><text:s text:c="18"/>}</text:p>
      <text:p text:style-name="P1"><text:s text:c="15"/>}</text:p>
      <text:p text:style-name="P1"><text:s text:c="12"/>},</text:p>
      <text:p text:style-name="P1"><text:s text:c="12"/>{</text:p>
      <text:p text:style-name="P1"><text:s text:c="15"/>"range": {</text:p>
      <text:p text:style-name="P1"><text:s text:c="18"/>"age": {</text:p>
      <text:p text:style-name="P1"><text:s text:c="21"/>"lte": 30</text:p>
      <text:p text:style-name="P1"><text:s text:c="18"/>}</text:p>
      <text:p text:style-name="P1"><text:s text:c="15"/>}</text:p>
      <text:p text:style-name="P1"><text:s text:c="12"/>}</text:p>
      <text:p text:style-name="P1"><text:s text:c="9"/>]</text:p>
      <text:p text:style-name="P1"><text:s text:c="6"/>}</text:p>
      <text:p text:style-name="P1"><text:s text:c="3"/>}</text:p>
      <text:p text:style-name="P1">}</text:p>
      <text:p text:style-name="P1"/>
      <text:p text:style-name="P1">GET demo1/employee/_count</text:p>
      <text:p text:style-name="P1">{</text:p>
      <text:p text:style-name="P1"><text:s text:c="4"/>"size" :0,</text:p>
      <text:p text:style-name="P1"><text:s text:c="4"/>"aggs":{</text:p>
      <text:p text:style-name="P1"><text:s text:c="8"/>"max_sal":{</text:p>
      <text:p text:style-name="P1"><text:s text:c="12"/>"max":{ "field": <text:s/>"salary" }</text:p>
      <text:p text:style-name="P1"><text:s text:c="8"/>},</text:p>
      <text:p text:style-name="P1"><text:s text:c="8"/>"min_sal":{</text:p>
      <text:p text:style-name="P1"><text:s text:c="12"/>"min":{ "field" :"salary"}</text:p>
      <text:p text:style-name="P1"><text:s text:c="8"/>},</text:p>
      <text:p text:style-name="P1"><text:s text:c="8"/>"avg_sal":{</text:p>
      <text:p text:style-name="P1"><text:s text:c="12"/>"avg":{ "field" : "salary" }</text:p>
      <text:p text:style-name="P1"><text:s text:c="8"/>}</text:p>
      <text:p text:style-name="P1"><text:s text:c="4"/>}</text:p>
      <text:p text:style-name="P1">}</text:p>
      <text:p text:style-name="P1"/>
      <text:p text:style-name="P1">GET demo1/employee/_search</text:p>
      <text:p text:style-name="P1">{</text:p>
      <text:p text:style-name="P1"><text:s text:c="3"/>"size": 0,</text:p>
      <text:p text:style-name="P1"><text:s text:c="3"/>"aggs": {</text:p>
      <text:p text:style-name="P1"><text:s text:c="6"/>"dept_grup": {</text:p>
      <text:p text:style-name="P1"><text:s text:c="9"/>"terms": {</text:p>
      <text:p text:style-name="P1"><text:s text:c="12"/>"field": "department",</text:p>
      <text:p text:style-name="P1"><text:s text:c="12"/>"size": 100</text:p>
      <text:p text:style-name="P1"><text:s text:c="9"/>},</text:p>
      <text:p text:style-name="P1"><text:s text:c="9"/>"aggs": {</text:p>
      <text:p text:style-name="P1"><text:soft-page-break/><text:s text:c="12"/>"max_Sal": {</text:p>
      <text:p text:style-name="P1"><text:s text:c="15"/>"max": {</text:p>
      <text:p text:style-name="P1"><text:s text:c="18"/>"field": "salary"</text:p>
      <text:p text:style-name="P1"><text:s text:c="15"/>}</text:p>
      <text:p text:style-name="P1"><text:s text:c="12"/>}</text:p>
      <text:p text:style-name="P1"><text:s text:c="9"/>}</text:p>
      <text:p text:style-name="P1"><text:s text:c="6"/>}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40:43.456550560</meta:creation-date>
    <dc:date>2017-02-25T15:41:16.102832480</dc:date>
    <meta:editing-duration>PT33S</meta:editing-duration>
    <meta:editing-cycles>1</meta:editing-cycles>
    <meta:document-statistic meta:table-count="0" meta:image-count="0" meta:object-count="0" meta:page-count="6" meta:paragraph-count="259" meta:word-count="384" meta:character-count="4168" meta:non-whitespace-character-count="2247"/>
    <meta:generator>LibreOffice/5.1.4.2$Linux_X86_64 LibreOffice_project/10m0$Build-2</meta:generator>
  </office:meta>
</office:document-meta>
</file>